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.getProductC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UserExpire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ExemptStatus( Integer exempt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OrgPic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anFenqi( Integer canFenq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SaleSkill( String saleSki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ategory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OuterId( String out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sMustInvo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AccessoryDescription( String accessory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SubmitOrder( Integer submit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Bran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Sales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BatchPrice( Double batchPr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RegisterBy( Long registerB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urrenc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DefaultPictur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NeedInstal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sTe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ExtendCategory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CanBe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FromalProductId( Long fromalProduc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RegisterPhone( String registerPh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sCcc( Integer isCc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oncern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DeliveryDay( Integer delivery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KeepHumidity( String keepHum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cutTaxRate( Long prodcutTax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MasterCategor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icCount( Integer pi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MerchantId( Long mercha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StdPackQ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Siz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icSpecialType( Integer picSpecia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SubCategoryName( String subCateg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ExtendCategoryStr( String extendCategory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olorNumber( String color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Change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KaMCreat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CanBeRepairDay( Integer productCanBeRepair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cutTax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sKa( Integer isK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SubCategor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ReturnDay( Integer productReturn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BrandName( String productBran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anSh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sMustInvoice( Integer isMustInvo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anSale( Integer canS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NonMemberPrice( Double productNonMemberPr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laceOfOrigin( String placeOfOrig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s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SubCategoryId( Long subCategor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StdPackQty( Integer stdPackQ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Spe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BrandName( String bran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nPrice( Double inPr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Season( String s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sValu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ViolationReasonIds( String violationReason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CanBeChange( Integer productCanBe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W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DeletedProduc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VerifyB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MasterCategoryIdList( List &lt; Long &gt; masterCategoryI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.setSalePrice( Double salePr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ategoryIdStr( String categoryId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BatchRuleId( Long batchRul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sSubmit( Integer isSub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GrossW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ViolationReason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StdPackageSk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FormalPmInfoId( Long formalPmInfo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NeedInvoice( Integer needInvo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Accessory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ReplaceProductSize( String replaceProduct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laceOf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KeepSpec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RegisterB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NeedExam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oncern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Volume( Double volu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SaleSki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Size( String product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ategoryId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anPurch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sDupAud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Return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BatchRul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Mercha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FromalProduc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Weight( Double 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anS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MerchantName( String mercha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VerifyBy( Long verifyB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UnderCarriageReason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anFenq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sSub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Length( Double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BrandId( Long brand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PicIdAndURL( String productPicIdAnd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Spell( String productSpe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MerchantCatego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MasterCategoryId( Long masterCategor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VerifyFailur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Shoppin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SeoKeyword( String productSeoKey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sValuables( String isValu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sLiquid( String isLiq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SalesTax( Double salesTa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CanBeRepa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icSpecia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sDele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OldCategoryId( Long oldCategor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DefaultPictur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Out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OldExtendCategor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sCrossContam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DefaultBarcodeId( Long defaultBarc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Source( Integer produc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sFragile( String isFrag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UnderCarriageReason( Integer underCarriage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NonMemberPr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oncernReason( String concern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CanBe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FailueReason( String failue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urrencyId( Long currenc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ViolationReasons( String violationReas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IsGift( Integer productIsGif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sMainProduct( Boolean isMainProdu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anVipDiscount( Integer canVipDis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iceRate( Double price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NeedBatchContr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yihaodian.test_for_long_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.setOrgPicUrl( String orgPic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sTransfer( Integer isTrans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S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SeoDescription( String productSeo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DeletedProductId( String deletedProduc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BackOperato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SpecialType( String special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VerifyFailureType( Integer verifyFailur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IsGi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learCause( String clear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Width( Double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ExtendCategoryId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sMainProdu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anShow( Integer canSh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KeepSpecCondition( String keepSpec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Sk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SalePr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lear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VerifyRemark( String verifyRemar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SizeSet( List &lt; String &gt; productSiz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ListPrice( Double productListPr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Bran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sTrans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VerifyFl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VerifyRe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NameSub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DispositionInstru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RemainTime( Long remai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BatchPr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Seo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oncernLevel( Integer concern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anReturnAnd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olor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CanBeRepair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ListPr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Submi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Format(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DailySale( Integer dailyS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Exemp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AlertStock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Seo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DispositionInstruct( String dispositionInstru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ViewFrom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CanBeReturn( Integer productCanBeRetu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SeoKey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Ename( String produc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QualityAssuranceDay( Integer productQualityAssurance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DefaultBarc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Batch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sLiq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Height( Double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Specia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Volu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ategoryName( String categ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DailyS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utOnDir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Mercha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KeepTempera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VerifyFailueType( Integer verifyFai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NeedInstallation( Integer productNeedInstall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sDeleted( Integer isDele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NeedInvo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AdWord( String ad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BatchNum( Integer batch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DefaultWarehous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KeepHum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ShoppingCount( Integer shopping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SeoTitle( String productSeo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NamePrefix( String productNam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NeedExamine( Integer needExam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sDupAudit( Integer isDupAud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OldExtendCategoryId( Long oldExtendCategor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Cname( String productC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Stock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sK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ategor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Type( Integer produc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Mf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anPurchase( Integer canPurch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UnderCarriage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sEd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Nam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Ean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Sku( String sk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Sname( String product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sUpdate( Integer isUp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DeliveryInfo( String delivery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ountryOfOrgn( Long countryOfOr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atego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Delivery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ChangeDay( Integer productChangeD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Delivery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nPr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ViewFromTag( Integer viewFrom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ic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Description( String product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ViolationReas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FormalPmInf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StdPackageSku( String stdPackageSk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VerifyFai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Local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QualityAssuranceD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Code( String product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UnderCarriageReasonStr( String underCarriageReason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Bran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MasterCategoryId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GrossWeight( Double gross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ReplaceProduc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Ad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sFrag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DefaultWarehouseId( Long defaultWarehous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AlertStockCount( Integer alertStock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KeepTemperature( String keepTempera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UserExpireControl( Integer userExpire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NameSubtitle( String nameSub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utOnDirection( String putOnDir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StockNum( Long stock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anVipDis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Unit( String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DefaultPictureId( Long defaultPictur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NeedBatchControl( Integer needBatchContr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LocalLimit( Integer local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OldCategor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ategoryStr( String category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icUrl( String pic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sEdit( Integer isEd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ic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Failue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VerifyFlg( Integer verifyFl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Ean13( String ean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IsCc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BackOperatorId( Long backOperato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Mfid( Long mf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MerchantCategoryName( String merchantCategor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CountryOfOr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ic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Error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RegisterPh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sCrossContamination( String isCrossContam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ategoryId( Long categor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Remai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CanReturnAndChange( Integer canReturnAnd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IsTemp( Integer isTe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SubCategor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CanBeRepair( Integer productCanBeRepa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getProductPicIdAnd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KaMCreateTime( Integer kaMCre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DefaultPictureUrl( String defaultPictur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.setProductSaleType( Integer productSa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